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25cm" fo:min-width="5.66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269cm" fo:min-width="5.66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0.574cm" fo:min-width="5.74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8" draw:marker-end-width="0.421cm" draw:fill="none" draw:fill-color="#729fcf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="Arrowheads_20_9" draw:marker-end-width="0.421cm" draw:fill="none" draw:fill-color="#729fcf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="Arrowheads_20_15" draw:marker-end-width="0.421cm" draw:fill="none" draw:fill-color="#729fcf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Long_20_Dash" svg:stroke-width="0.081cm" svg:stroke-color="#808080" draw:marker-start-width="0.321cm" draw:marker-end-width="0.321cm" svg:stroke-linecap="butt" draw:fill="none" draw:fill-color="#729fcf" draw:textarea-horizontal-align="justify" draw:textarea-vertical-align="middle" draw:auto-grow-height="false" fo:min-height="4.408cm" fo:min-width="16.158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="Arrowheads_20_18" draw:marker-end-width="0.421cm" draw:fill="none" draw:fill-color="#729fcf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19" draw:marker-end-width="0.421cm" draw:fill="none" draw:fill-color="#729fcf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Arrowheads_20_20" draw:marker-end-width="0.421cm" draw:fill="none" draw:fill-color="#729fcf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heads_20_21" draw:marker-end-width="0.421cm" draw:fill="none" draw:fill-color="#729fcf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-width="0.321cm" draw:marker-end="" draw:marker-end-width="0.421cm" draw:fill="none" draw:fill-color="#729fcf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729fcf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0.798cm" fo:min-width="5.714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="Arrowheads_20_23" draw:marker-end-width="0.421cm" draw:fill="none" draw:fill-color="#729fcf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00000" draw:marker-start-width="0.321cm" draw:marker-end="Arrowheads_20_24" draw:marker-end-width="0.421cm" draw:fill="none" draw:fill-color="#729fcf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="none" draw:fill-color="#729fcf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8%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16cm" svg:height="1.75cm" svg:x="1.163cm" svg:y="0.75cm">
          <text:p text:style-name="P1"><text:span text:style-name="T1">Initialize and cofigure the B2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6.416cm" svg:height="1.771cm" svg:x="1.163cm" svg:y="3.479cm">
          <text:p text:style-name="P1"><text:span text:style-name="T1">Generate the ideal chirp wave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6.416cm" svg:height="1cm" svg:x="1.163cm" svg:y="6.25cm">
          <text:p text:style-name="P1"><text:span text:style-name="T1">Tune LO frequ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371cm" svg:y1="2.5cm" svg:x2="4.371cm" svg:y2="3.479cm" draw:start-shape="id1" draw:start-glue-point="2" draw:end-shape="id2" draw:end-glue-point="0" svg:d="M4371 2500v979" svg:viewBox="0 0 1 980">
          <text:p/>
        </draw:connector>
        <draw:connector draw:style-name="gr5" draw:text-style-name="P3" draw:layer="layout" svg:x1="4.371cm" svg:y1="5.25cm" svg:x2="4.371cm" svg:y2="6.25cm" draw:start-shape="id2" draw:start-glue-point="2" draw:end-shape="id3" draw:end-glue-point="0" svg:d="M4371 5250v1000" svg:viewBox="0 0 1 1001">
          <text:p/>
        </draw:connector>
        <draw:custom-shape draw:style-name="gr2" draw:text-style-name="P2" xml:id="id6" draw:id="id6" draw:layer="layout" svg:width="6.416cm" svg:height="1.771cm" svg:x="12.542cm" svg:y="4.361cm">
          <text:p text:style-name="P1"><text:span text:style-name="T1">Craft TX strea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6.416cm" svg:height="1.771cm" svg:x="12.542cm" svg:y="6.861cm">
          <text:p text:style-name="P1"><text:span text:style-name="T1">Craft RX streamer &amp; send stream comm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6.416cm" svg:height="1.771cm" svg:x="20.458cm" svg:y="4.361cm">
          <text:p text:style-name="P1"><text:span text:style-name="T1">Call TX strea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6.416cm" svg:height="1cm" svg:x="1.163cm" svg:y="8.25cm">
          <text:p text:style-name="P1"><text:span text:style-name="T1">Define time_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4.371cm" svg:y1="7.25cm" svg:x2="4.371cm" svg:y2="8.25cm" draw:start-shape="id3" draw:start-glue-point="2" draw:end-shape="id4" draw:end-glue-point="0" svg:d="M4371 7250v1000" svg:viewBox="0 0 1 1001">
          <text:p/>
        </draw:connector>
        <draw:custom-shape draw:style-name="gr2" draw:text-style-name="P2" xml:id="id9" draw:id="id9" draw:layer="layout" svg:width="6.416cm" svg:height="1.771cm" svg:x="20.458cm" svg:y="6.861cm">
          <text:p text:style-name="P1"><text:span text:style-name="T1">Call RX strea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5" draw:id="id5" draw:layer="layout" svg:width="17.25cm" svg:height="5.25cm" svg:x="10.958cm" svg:y="3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line-skew="1.291cm" svg:x1="10.958cm" svg:y1="6.507cm" svg:x2="12.542cm" svg:y2="5.246cm" draw:start-shape="id5" draw:start-glue-point="3" draw:end-shape="id6" draw:end-glue-point="3" svg:d="M10958 6507h750v-1261h834" svg:viewBox="0 0 1585 1262">
          <text:p/>
        </draw:connector>
        <draw:connector draw:style-name="gr9" draw:text-style-name="P3" draw:layer="layout" draw:line-skew="1.291cm" svg:x1="10.958cm" svg:y1="6.507cm" svg:x2="12.542cm" svg:y2="7.746cm" draw:start-shape="id5" draw:start-glue-point="3" draw:end-shape="id7" draw:end-glue-point="3" svg:d="M10958 6507h750v1239h834" svg:viewBox="0 0 1585 1240">
          <text:p/>
        </draw:connector>
        <draw:connector draw:style-name="gr10" draw:text-style-name="P3" draw:layer="layout" svg:x1="18.958cm" svg:y1="5.246cm" svg:x2="20.458cm" svg:y2="5.246cm" draw:start-shape="id6" draw:start-glue-point="1" draw:end-shape="id8" draw:end-glue-point="3" svg:d="M18958 5246h1500" svg:viewBox="0 0 1501 1">
          <text:p/>
        </draw:connector>
        <draw:connector draw:style-name="gr11" draw:text-style-name="P3" draw:layer="layout" svg:x1="18.958cm" svg:y1="7.746cm" svg:x2="20.458cm" svg:y2="7.746cm" draw:start-shape="id7" draw:start-glue-point="1" draw:end-shape="id9" draw:end-glue-point="3" svg:d="M18958 7746h1500" svg:viewBox="0 0 1501 1">
          <text:p/>
        </draw:connector>
        <draw:connector draw:style-name="gr12" draw:text-style-name="P3" draw:layer="layout" draw:line-skew="-1.292cm" svg:x1="26.874cm" svg:y1="5.246cm" svg:x2="28.208cm" svg:y2="6.507cm" draw:start-shape="id8" draw:start-glue-point="1" draw:end-shape="id5" draw:end-glue-point="1" svg:d="M26874 5246h584v1261h750" svg:viewBox="0 0 1335 1262">
          <text:p/>
        </draw:connector>
        <draw:connector draw:style-name="gr12" draw:text-style-name="P3" draw:layer="layout" draw:line-skew="-1.292cm" svg:x1="26.874cm" svg:y1="7.746cm" svg:x2="28.208cm" svg:y2="6.507cm" draw:start-shape="id9" draw:start-glue-point="1" draw:end-shape="id5" draw:end-glue-point="1" svg:d="M26874 7746h584v-1239h750" svg:viewBox="0 0 1335 1240">
          <text:p/>
        </draw:connector>
        <draw:connector draw:style-name="gr13" draw:text-style-name="P4" draw:layer="layout" draw:line-skew="0.939cm" svg:x1="7.579cm" svg:y1="8.75cm" svg:x2="10.958cm" svg:y2="6.507cm" draw:start-shape="id4" draw:start-glue-point="1" draw:end-shape="id5" draw:end-glue-point="3" svg:d="M7579 8750h2629v-2243h750" svg:viewBox="0 0 3380 2244">
          <text:p/>
        </draw:connector>
        <draw:custom-shape draw:style-name="gr14" draw:text-style-name="P2" xml:id="id10" draw:id="id10" draw:layer="layout" svg:width="6.416cm" svg:height="1.25cm" svg:x="15.321cm" svg:y="1.015cm">
          <text:p text:style-name="P1"><text:span text:style-name="T1">Store receiv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28.208cm" svg:y1="6.507cm" svg:x2="21.737cm" svg:y2="1.64cm" draw:start-shape="id5" draw:start-glue-point="1" draw:end-shape="id10" draw:end-glue-point="1" svg:d="M28208 6507h542v-4867h-7013" svg:viewBox="0 0 7014 4868">
          <text:p/>
        </draw:connector>
        <draw:connector draw:style-name="gr16" draw:text-style-name="P3" draw:layer="layout" draw:line-skew="-2.228cm" svg:x1="15.321cm" svg:y1="1.64cm" svg:x2="7.579cm" svg:y2="6.75cm" draw:start-shape="id10" draw:start-glue-point="3" draw:end-shape="id3" draw:end-glue-point="1" svg:d="M15321 1640h-6098v5110h-1644" svg:viewBox="0 0 7743 5111">
          <text:p/>
        </draw:connector>
        <draw:frame draw:style-name="gr17" draw:text-style-name="P5" draw:layer="layout" svg:width="4cm" svg:height="1cm" svg:x="11.458cm" svg:y="2.882cm">
          <draw:text-box>
            <text:p><text:span text:style-name="T1">Multithreading</text:span></text:p>
          </draw:text-box>
        </draw:frame>
        <draw:frame draw:style-name="gr17" draw:text-style-name="P5" draw:layer="layout" svg:width="5.5cm" svg:height="1cm" svg:x="9.958cm" svg:y="0.632cm">
          <draw:text-box>
            <text:p><text:span text:style-name="T1">Repeat N</text:span><text:span text:style-name="T2">sp</text:span><text:span text:style-name="T3"> tim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5T20:15:28.038347208</meta:creation-date>
    <dc:date>2024-04-18T22:06:28.689274907</dc:date>
    <meta:editing-duration>P1DT3H41M5S</meta:editing-duration>
    <meta:editing-cycles>3</meta:editing-cycles>
    <meta:generator>LibreOffice/7.3.7.2$Linux_X86_64 LibreOffice_project/30$Build-2</meta:generator>
    <meta:document-statistic meta:object-count="24"/>
  </office:meta>
</office:document-meta>
</file>